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o explicativo de los commits.</text:p>
      <text:p text:style-name="P1"/>
      <text:p text:style-name="P2"/>
      <text:p text:style-name="P2"><text:span text:style-name="T1">Fecha:</text:span> 14-01-2014</text:p>
      <text:p text:style-name="P2"><text:span text:style-name="T1">Comentario:</text:span> Subo Pgestion</text:p>
      <text:p text:style-name="P2"/>
      <text:p text:style-name="P2">Creo la solución Pgestion basada en Pventa.</text:p>
      <text:p text:style-name="P2"/>
      <text:p text:style-name="P2"><text:span text:style-name="T1">Fecha:</text:span> 16-01-2014</text:p>
      <text:p text:style-name="P2"><text:span text:style-name="T1">Comentario:</text:span> Añado PGestionMVC</text:p>
      <text:p text:style-name="P2"/>
      <text:p text:style-name="P2">Añado PgestionMVC para trabajar con Modelo-Vista-Controlador</text:p>
      <text:p text:style-name="P2"/>
      <text:p text:style-name="P2"><text:span text:style-name="T1">Fecha:</text:span> 23-01-2014</text:p>
      <text:p text:style-name="P2"><text:span text:style-name="T1">Comentario:</text:span> PgestionMVC con delegados</text:p>
      <text:p text:style-name="P2"/>
      <text:p text:style-name="P2"/>
      <text:p text:style-name="P2"><text:span text:style-name="T1">Fecha:</text:span> 28-01-2014</text:p>
      <text:p text:style-name="P2"><text:span text:style-name="T1">Comentario:</text:span> Añado PReflection</text:p>
      <text:p text:style-name="P2"/>
      <text:p text:style-name="P2"/>
      <text:p text:style-name="P2"><text:span text:style-name="T1">Fecha:</text:span> 30-01-2014</text:p>
      <text:p text:style-name="P2"><text:span text:style-name="T1">Comentario:</text:span> Añado ModelHelper</text:p>
      <text:p text:style-name="P2"/>
      <text:p text:style-name="P2"/>
      <text:p text:style-name="P2"><text:span text:style-name="T1">Fecha:</text:span> 03-02-2014</text:p>
      <text:p text:style-name="P2"><text:span text:style-name="T1">Comentario:</text:span> Modifico ModelHelper</text:p>
      <text:p text:style-name="P2"/>
      <text:p text:style-name="P2"/>
      <text:p text:style-name="P2"><text:span text:style-name="T1">Fecha:</text:span> 04-02-2014</text:p>
      <text:p text:style-name="P2"><text:span text:style-name="T1">Comentario:</text:span> Añadido GetUpdate y empezado Save</text:p>
      <text:p text:style-name="P2"/>
      <text:p text:style-name="P2">Hago el GetUpdate basándome en el update de categoría y empiezo <text:s/>el Save basándome también en el save de categoría.</text:p>
      <text:p text:style-name="P2"/>
      <text:p text:style-name="P2"/>
      <text:p text:style-name="P2"><text:span text:style-name="T1">Fecha:</text:span> 04-02-2014</text:p>
      <text:p text:style-name="P2"><text:span text:style-name="T1">Comentario:</text:span> Corrijo GetUpdate</text:p>
      <text:p text:style-name="P2"/>
      <text:p text:style-name="P2">Corrijo GetUpdate basándome en las indicaciones del profesor</text:p>
      <text:p text:style-name="P2"/>
      <text:p text:style-name="P2"><text:span text:style-name="T1">Fecha:</text:span> 06-02-2014</text:p>
      <text:p text:style-name="P2"><text:span text:style-name="T1">Comentario:</text:span> Añado ModelInfo y ModelInfoStore</text:p>
      <text:p text:style-name="P2"/>
      <text:p text:style-name="P2">Continuo con el GetInsert del ModelHelper</text:p>
      <text:p text:style-name="P2"/>
      <text:p text:style-name="P2"><text:span text:style-name="T1">Fecha:</text:span> 11-02-2014</text:p>
      <text:p text:style-name="P2"><text:span text:style-name="T1">Comentario:</text:span> Añado UpdateText y me falta repasar el Insert</text:p>
      <text:p text:style-name="P2"/>
      <text:p text:style-name="P2">Intento arreglar el Insert en ModelHelper</text:p>
      <text:p text:style-name="P2">Añado <text:s/>setUpdateText en ModelInfo</text:p>
      <text:p text:style-name="P2">Añado a ModelInfoTest UpdateText e InsertText a falta de poder probarlos (no podía probarlos)</text:p>
      <text:p text:style-name="P2"><text:soft-page-break/></text:p>
      <text:p text:style-name="P2"/>
      <text:p text:style-name="P2"><text:span text:style-name="T1">Fecha:</text:span> 13-02-2014</text:p>
      <text:p text:style-name="P2"><text:span text:style-name="T1">Comentario:</text:span> Añado InsertText en ModelInfo a falta de comprobar</text:p>
      <text:p text:style-name="P2"/>
      <text:p text:style-name="P2">Añado setInsertText a ModelInfo </text:p>
      <text:p text:style-name="P2"/>
      <text:p text:style-name="P2"><text:span text:style-name="T1">Fecha:</text:span> 15-02-2014</text:p>
      <text:p text:style-name="P2"><text:span text:style-name="T1">Comentario:</text:span> Corrijo GetInsert de ModelHelper y continuo InsertText de ModelInfo</text:p>
      <text:p text:style-name="P2"/>
      <text:p text:style-name="P2">Continuo añadiendo cosas pero no puedo hacer los test.</text:p>
      <text:p text:style-name="P2"/>
      <text:p text:style-name="P2"><text:span text:style-name="T1">Fecha:</text:span> 16-02-2014</text:p>
      <text:p text:style-name="P2"><text:span text:style-name="T1">Comentario:</text:span> Añado setSelectedText a ModelInfo y SelectText a ModelInfoTest</text:p>
      <text:p text:style-name="P2"/>
      <text:p text:style-name="P2">He añadido setSelectText a ModelInfo a falta de poder probar y tambien el SelectText a ModelInfoTest</text:p>
      <text:p text:style-name="P2"/>
      <text:p text:style-name="P2"><text:span text:style-name="T1">Fecha:</text:span> 16-02-2014</text:p>
      <text:p text:style-name="P2"><text:span text:style-name="T1">Comentario:</text:span> Añado getUpdate a ModelHelper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cho </meta:initial-creator>
    <meta:creation-date>2014-02-18T09:15:47</meta:creation-date>
    <dc:date>2014-02-18T22:48:17</dc:date>
    <dc:creator>nacho </dc:creator>
    <meta:editing-duration>PT1H12M19S</meta:editing-duration>
    <meta:editing-cycles>4</meta:editing-cycles>
    <meta:generator>LibreOffice/3.5$Linux_x86 LibreOffice_project/350m1$Build-2</meta:generator>
    <meta:document-statistic meta:table-count="0" meta:image-count="0" meta:object-count="0" meta:page-count="2" meta:paragraph-count="40" meta:word-count="208" meta:character-count="1563" meta:non-whitespace-character-count="1392"/>
  </office:meta>
</office:document-meta>
</file>